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Courier New" fo:font-size="10pt" officeooo:rsid="000263ad" officeooo:paragraph-rsid="000263ad" style:font-size-asian="8.75pt" style:font-size-complex="10pt"/>
    </style:style>
    <style:style style:name="P2" style:family="paragraph" style:parent-style-name="Standard">
      <style:text-properties style:font-name="Courier New" fo:font-size="10pt" officeooo:rsid="0003abd0" officeooo:paragraph-rsid="0003abd0" style:font-size-asian="8.75pt" style:font-size-complex="10pt"/>
    </style:style>
    <style:style style:name="P3" style:family="paragraph" style:parent-style-name="Standard">
      <style:text-properties style:font-name="Courier New" fo:font-size="10pt" officeooo:rsid="000263ad" officeooo:paragraph-rsid="0003abd0" style:font-size-asian="8.75pt" style:font-size-complex="10pt"/>
    </style:style>
    <style:style style:name="P4" style:family="paragraph" style:parent-style-name="Standard">
      <style:text-properties style:font-name="Courier New" fo:font-size="10pt" officeooo:rsid="0006cc10" officeooo:paragraph-rsid="0006cc10" style:font-size-asian="8.75pt" style:font-size-complex="10pt"/>
    </style:style>
    <style:style style:name="P5" style:family="paragraph" style:parent-style-name="Standard">
      <style:text-properties style:font-name="Courier New" fo:font-size="10pt" officeooo:rsid="0003abd0" officeooo:paragraph-rsid="0006cc10" style:font-size-asian="8.75pt" style:font-size-complex="10pt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officeooo:rsid="0003abd0"/>
    </style:style>
    <style:style style:name="T4" style:family="text">
      <style:text-properties officeooo:rsid="0006cc10"/>
    </style:style>
    <style:style style:name="T5" style:family="text">
      <style:text-properties style:text-underline-style="solid" style:text-underline-width="auto" style:text-underline-color="font-color" fo:font-weight="bold" officeooo:rsid="0003abd0" style:font-weight-asian="bold" style:font-weight-complex="bold"/>
    </style:style>
    <style:style style:name="T6" style:family="text">
      <style:text-properties style:text-underline-style="none" fo:font-weight="normal" style:font-weight-asian="normal" style:font-weight-complex="normal"/>
    </style:style>
    <style:style style:name="T7" style:family="text">
      <style:text-properties style:text-underline-style="dotted" style:text-underline-width="bold" style:text-underline-color="font-color" fo:font-weight="normal" style:font-weight-asian="normal" style:font-weight-complex="normal"/>
    </style:style>
    <style:style style:name="T8" style:family="text">
      <style:text-properties officeooo:rsid="0004ecc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ctividad 4.8 </text:p>
      <text:p text:style-name="P1">Bases de Datos – Modelo Relacional</text:p>
      <text:p text:style-name="P1">Jhonal Roca</text:p>
      <text:p text:style-name="P1"/>
      <text:p text:style-name="P1"/>
      <text:p text:style-name="P1">Transformacion de las jerarquias</text:p>
      <text:p text:style-name="P1"/>
      <text:p text:style-name="P1"/>
      <text:p text:style-name="P1">Ejercicio 1:</text:p>
      <text:p text:style-name="P1"/>
      <text:p text:style-name="P1">Empleados (<text:span text:style-name="T1">#id</text:span>, <text:span text:style-name="T2">dni</text:span>, <text:span text:style-name="T2">email</text:span>, nombre, fechaNac, edad-<text:span text:style-name="T3">d</text:span>)</text:p>
      <text:p text:style-name="P1"/>
      <text:p text:style-name="P2">Cuidador (<text:span text:style-name="T1">#id_empleado</text:span>, tipo_contrato, fecha_contrato, fecha_fin_contrato)</text:p>
      <text:p text:style-name="P2"><text:tab/>id_empleado → Empleados (not null, BC:MC)</text:p>
      <text:p text:style-name="P2"/>
      <text:p text:style-name="P2">Guia (<text:span text:style-name="T1">#id_empleado</text:span>, titulo, especialidad, años_exp)</text:p>
      <text:p text:style-name="P2"><text:tab/>id_empleado → Empleados (not null, BC:MC)</text:p>
      <text:p text:style-name="P2"/>
      <text:p text:style-name="P2"/>
      <text:p text:style-name="P2"/>
      <text:p text:style-name="P2">Ejercicio 2:</text:p>
      <text:p text:style-name="P2"/>
      <text:p text:style-name="P3"><text:span text:style-name="T3">Alumnos (#id, dni, nombre, apellido, direccion)</text:span></text:p>
      <text:p text:style-name="P3"/>
      <text:p text:style-name="P3"><text:span text:style-name="T3">E</text:span><text:span text:style-name="T4">SO</text:span><text:span text:style-name="T3"> (</text:span><text:span text:style-name="T5">#id_alumno</text:span><text:span text:style-name="T3">, grupo, nivel, curso)</text:span></text:p>
      <text:p text:style-name="P3"><text:tab/><text:span text:style-name="T3">id_alumno → Alumnos (Not null, BC:MC)</text:span></text:p>
      <text:p text:style-name="P3"/>
      <text:p text:style-name="P3"><text:span text:style-name="T3">BACH (</text:span><text:span text:style-name="T5">#id_alumno</text:span><text:span text:style-name="T3">, nivel, orientacion, grupo)</text:span></text:p>
      <text:p text:style-name="P3"><text:tab/><text:span text:style-name="T3">id_alumno → Alumnos (not null, BC:MC)</text:span></text:p>
      <text:p text:style-name="P3"/>
      <text:p text:style-name="P3"><text:span text:style-name="T3">FP (</text:span><text:span text:style-name="T5">#id_alumno</text:span><text:span text:style-name="T3">, ciclo, nivel)</text:span></text:p>
      <text:p text:style-name="P3"><text:tab/><text:span text:style-name="T3">id_alumno → Alumnos (not null, BC:MC)</text:span></text:p>
      <text:p text:style-name="P3"/>
      <text:p text:style-name="P4">Empresas (<text:span text:style-name="T1">#id</text:span>, <text:span text:style-name="T2">cif</text:span>, nombre)</text:p>
      <text:p text:style-name="P4"/>
      <text:p text:style-name="P5">Practicas (<text:span text:style-name="T1">#id_alumno</text:span><text:span text:style-name="T6">, </text:span><text:span text:style-name="T7">id_empresa</text:span>)</text:p>
      <text:p text:style-name="P2"><text:tab/><text:span text:style-name="T8">id_empresa → </text:span><text:span text:style-name="T4">empresas (not null BC:MC)</text:span></text:p>
      <text:p text:style-name="P2"><text:tab/><text:span text:style-name="T4">id_alumno → FP (not null, BC:MC)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21T09:51:35.167285500</meta:creation-date>
    <dc:date>2025-11-21T10:21:21.020185600</dc:date>
    <meta:editing-duration>PT8M40S</meta:editing-duration>
    <meta:editing-cycles>3</meta:editing-cycles>
    <meta:generator>LibreOffice/25.8.2.2$Windows_X86_64 LibreOffice_project/d401f2107ccab8f924a8e2df40f573aab7605b6f</meta:generator>
    <meta:document-statistic meta:table-count="0" meta:image-count="0" meta:object-count="0" meta:page-count="1" meta:paragraph-count="22" meta:word-count="103" meta:character-count="781" meta:non-whitespace-character-count="691"/>
  </office:meta>
</office:document-meta>
</file>